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1" svg:font-family="'Courier New'" style:font-family-generic="modern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5d9308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ab0343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1d195a" officeooo:paragraph-rsid="00a1cab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80406f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a3c42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ae029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5fe4687" officeooo:paragraph-rsid="00ab0343"/>
    </style:style>
    <style:style style:name="P12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ntu3" fo:font-size="9.5pt" fo:language="nl" fo:country="NL" officeooo:paragraph-rsid="00a672cd" fo:background-color="transparent" style:font-size-asian="9.5pt" style:language-asian="nl" style:country-asian="NL" style:font-name-complex="Bitstream Vera Sans" style:font-size-complex="9.5pt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rsid="02e5ade6" officeooo:paragraph-rsid="00a04bf1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5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0ab034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Footnote">
      <style:text-properties officeooo:rsid="0522dfb5" officeooo:paragraph-rsid="0522dfb5"/>
    </style:style>
    <style:style style:name="P17" style:family="paragraph" style:parent-style-name="Standard">
      <style:paragraph-properties fo:text-align="center" style:justify-single-word="false" fo:padding="0.049cm" fo:border="0.06pt solid #000000" style:shadow="none" style:writing-mode="lr-tb"/>
    </style:style>
    <style:style style:name="P1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06482f8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b79bc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0b6977e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05f74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Bitstream Vera Sans" fo:font-size="10.5pt" fo:language="nl" fo:country="NL" fo:font-style="normal" style:text-underline-style="none" fo:font-weight="normal" fo:background-color="transparent" style:font-name-asian="DejaVu Sans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b6977e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b79bc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bcc525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0b6977e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 style:list-style-name="L1">
      <style:text-properties officeooo:paragraph-rsid="00b6977e"/>
    </style:style>
    <style:style style:name="P30" style:family="paragraph" style:parent-style-name="Standard" style:list-style-name="L1">
      <style:text-properties style:font-name="Ubuntu3" fo:font-size="10.5pt" officeooo:paragraph-rsid="007ba08e" style:font-size-asian="10.5pt" style:font-size-complex="10.5pt"/>
    </style:style>
    <style:style style:name="P31" style:family="paragraph" style:parent-style-name="Standard" style:list-style-name="L1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074d84a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91dc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ff54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2286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405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2f42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6e1f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98cb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960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fo:font-size="12pt" fo:font-style="normal" style:text-underline-style="none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fo:language="nl" fo:country="NL" fo:font-style="normal" style:text-underline-style="none" officeooo:rsid="0152f42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style:text-line-through-style="none" style:text-line-through-type="none" fo:language="nl" fo:country="NL" fo:font-style="normal" style:text-underline-style="none" officeooo:rsid="05960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style:text-line-through-style="none" style:text-line-through-type="none" style:text-underline-style="none" fo:font-weight="normal" style:font-weight-asian="normal" style:font-weight-complex="normal"/>
    </style:style>
    <style:style style:name="T24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3" fo:font-size="12pt" fo:language="nl" fo:country="NL" fo:font-weight="normal" officeooo:rsid="0035fef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3" fo:font-size="12pt" fo:language="nl" fo:country="NL" fo:font-weight="normal" officeooo:rsid="0005a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3" fo:font-size="12pt" fo:language="nl" fo:country="NL" fo:font-weight="normal" officeooo:rsid="00488f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3" fo:font-size="12pt" fo:language="nl" fo:country="NL" fo:font-weight="normal" officeooo:rsid="005593c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3" fo:font-size="12pt" fo:language="nl" fo:country="NL" fo:font-weight="normal" officeooo:rsid="0084039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3" fo:font-size="12pt" fo:language="nl" fo:country="NL" fo:font-weight="normal" officeooo:rsid="008d289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3" fo:font-size="12pt" fo:language="nl" fo:country="NL" fo:font-weight="normal" officeooo:rsid="016497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3" fo:font-size="12pt" fo:language="nl" fo:country="NL" fo:font-weight="normal" officeooo:rsid="00ae029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3" fo:font-size="12pt" fo:language="nl" fo:country="NL" fo:font-weight="normal" officeooo:rsid="00bc7fd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font-name="Ubuntu3" fo:font-size="12pt" fo:language="nl" fo:country="NL" fo:font-style="normal" style:text-underline-style="none" fo:font-weight="normal" officeooo:rsid="001902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font-name="Ubuntu3" fo:font-size="12pt" fo:language="nl" fo:country="NL" fo:font-style="normal" style:text-underline-style="none" fo:font-weight="normal" officeooo:rsid="0005ab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font-name="Ubuntu3" fo:font-size="12pt" fo:language="nl" fo:country="NL" fo:font-style="normal" style:text-underline-style="none" fo:font-weight="normal" officeooo:rsid="00a4c1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font-name="Ubuntu3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font-name="Ubuntu3" fo:font-size="12pt" fo:language="nl" fo:country="NL" fo:font-style="normal" style:text-underline-style="none" fo:font-weight="normal" officeooo:rsid="0154e8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font-name="Ubuntu3" fo:font-size="12pt" fo:language="nl" fo:country="NL" fo:font-style="normal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fo:language="nl" fo:country="NL" fo:font-weight="normal" officeooo:rsid="001bf5f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fo:language="nl" fo:country="NL" fo:font-weight="normal" officeooo:rsid="00376e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fo:language="nl" fo:country="NL" fo:font-weight="normal" officeooo:rsid="00068c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fo:language="nl" fo:country="NL" fo:font-weight="normal" officeooo:rsid="0091eb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fo:language="nl" fo:country="NL" fo:font-weight="normal" officeooo:rsid="0181027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5" style:family="text">
      <style:text-properties fo:color="#000000" fo:language="nl" fo:country="NL" fo:font-weight="normal" officeooo:rsid="0164971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6" style:family="text">
      <style:text-properties fo:color="#000000" fo:language="nl" fo:country="NL" fo:font-weight="normal" officeooo:rsid="016130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7" style:family="text">
      <style:text-properties fo:color="#000000" fo:language="nl" fo:country="NL" fo:font-weight="normal" style:font-size-asian="12pt" style:language-asian="nl" style:country-asian="NL" style:font-weight-asian="normal" style:font-size-complex="12pt" style:font-weight-complex="normal"/>
    </style:style>
    <style:style style:name="T58" style:family="text">
      <style:text-properties fo:color="#000000" fo:language="nl" fo:country="NL" style:font-size-asian="12pt" style:language-asian="nl" style:country-asian="NL" style:font-size-complex="12pt"/>
    </style:style>
    <style:style style:name="T59" style:family="text">
      <style:text-properties fo:color="#000000" style:text-underline-style="none" fo:font-weight="normal" officeooo:rsid="02e5ade6" style:font-weight-asian="normal" style:font-weight-complex="normal"/>
    </style:style>
    <style:style style:name="T60" style:family="text">
      <style:text-properties fo:color="#000000" style:text-underline-style="none" fo:font-weight="normal" officeooo:rsid="0154e886" style:font-weight-asian="normal" style:font-weight-complex="normal"/>
    </style:style>
    <style:style style:name="T61" style:family="text">
      <style:text-properties fo:color="#000000" style:text-underline-style="none" fo:font-weight="normal" officeooo:rsid="0183b5ef" style:font-weight-asian="normal" style:font-weight-complex="normal"/>
    </style:style>
    <style:style style:name="T62" style:family="text">
      <style:text-properties fo:color="#000000" fo:font-size="12pt" fo:font-weight="normal" officeooo:rsid="05272449" style:font-size-asian="12pt" style:font-weight-asian="normal" style:font-size-complex="12pt" style:font-weight-complex="normal"/>
    </style:style>
    <style:style style:name="T63" style:family="text">
      <style:text-properties fo:color="#000000" fo:font-size="12pt" fo:font-weight="normal" officeooo:rsid="0526a1ff" style:font-size-asian="12pt" style:font-weight-asian="normal" style:font-size-complex="12pt" style:font-weight-complex="normal"/>
    </style:style>
    <style:style style:name="T64" style:family="text">
      <style:text-properties fo:color="#000000" fo:font-weight="normal" officeooo:rsid="02e5ade6" style:font-weight-asian="normal" style:font-weight-complex="normal"/>
    </style:style>
    <style:style style:name="T65" style:family="text">
      <style:text-properties style:font-name="Ubuntu3" fo:font-size="12pt" style:font-size-asian="12pt" style:font-size-complex="12pt"/>
    </style:style>
    <style:style style:name="T66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style:text-line-through-style="none" style:text-line-through-type="none" style:font-name="Ubuntu3" fo:font-size="12pt" fo:font-style="normal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font-size="12pt" fo:language="nl" fo:country="NL" officeooo:rsid="001b3ee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font-size="12pt" fo:language="nl" fo:country="NL" officeooo:rsid="005f11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font-size="12pt" fo:language="nl" fo:country="NL" officeooo:rsid="005f11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style:font-size-asian="12pt" style:font-size-complex="12pt"/>
    </style:style>
    <style:style style:name="T75" style:family="text">
      <style:text-properties officeooo:rsid="0181027b" style:font-size-asian="12pt" style:font-size-complex="12pt"/>
    </style:style>
    <style:style style:name="T7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Strong_20_Emphasis"><text:span text:style-name="T30">C</text:span></text:span><text:span text:style-name="Strong_20_Emphasis"><text:span text:style-name="T24">hecklist voor </text:span></text:span><text:span text:style-name="Strong_20_Emphasis"><text:span text:style-name="T25">het</text:span></text:span><text:span text:style-name="Strong_20_Emphasis"><text:span text:style-name="T24"> install</text:span></text:span><text:span text:style-name="Strong_20_Emphasis"><text:span text:style-name="T25">eren</text:span></text:span><text:span text:style-name="Strong_20_Emphasis"><text:span text:style-name="T24"> van </text:span></text:span><text:reference-mark-start text:name="Distributie"/><text:span text:style-name="Strong_20_Emphasis"><text:span text:style-name="T31">Ubunt</text:span></text:span><text:span text:style-name="Strong_20_Emphasis"><text:span text:style-name="T33">u</text:span></text:span><text:reference-mark-end text:name="Distributie"/><text:span text:style-name="Strong_20_Emphasis"><text:span text:style-name="T31"> </text:span></text:span><text:reference-mark-start text:name="Versie"/><text:span text:style-name="Strong_20_Emphasis"><text:span text:style-name="T31">1</text:span></text:span><text:span text:style-name="Strong_20_Emphasis"><text:span text:style-name="T34">7</text:span></text:span><text:span text:style-name="Strong_20_Emphasis"><text:span text:style-name="T31">.</text:span></text:span><text:span text:style-name="Strong_20_Emphasis"><text:span text:style-name="T34">1</text:span></text:span><text:span text:style-name="Strong_20_Emphasis"><text:span text:style-name="T31">0</text:span></text:span><text:reference-mark-end text:name="Versie"/><text:span text:style-name="Strong_20_Emphasis"><text:span text:style-name="T24"> </text:span></text:span><text:reference-mark-start text:name="Editie"/><text:span text:style-name="Strong_20_Emphasis"><text:span text:style-name="T26">desktop</text:span></text:span><text:reference-mark-end text:name="Editie"/><text:span text:style-name="Strong_20_Emphasis"><text:span text:style-name="T27"> </text:span></text:span><text:span text:style-name="Strong_20_Emphasis"><text:span text:style-name="T28">o</text:span></text:span><text:span text:style-name="Strong_20_Emphasis"><text:span text:style-name="T24">p </text:span></text:span><text:reference-mark-start text:name="Computernaam"/><text:span text:style-name="Strong_20_Emphasis"><text:span text:style-name="T24">PC03</text:span></text:span><text:reference-mark-end text:name="Computernaam"/><text:span text:style-name="T29">.</text:span></text:p>
      <text:p text:style-name="P3"/>
      <text:p text:style-name="P17"><text:span text:style-name="T48">Gebruik </text:span><text:span text:style-name="T52">ook</text:span><text:span text:style-name="T48"> Checklist </text:span><text:span text:style-name="T49">i</text:span><text:span text:style-name="T48">nstall</text:span><text:span text:style-name="T50">atie </text:span><text:span text:style-name="T50"><text:reference-ref text:reference-format="text" text:ref-name="Distributie">Ubuntu</text:reference-ref></text:span><text:span text:style-name="T48"><text:s/></text:span><text:span text:style-name="T51"><text:reference-ref text:reference-format="text" text:ref-name="Versie">17.10</text:reference-ref></text:span><text:span text:style-name="T51"><text:s/></text:span><text:span text:style-name="T51"><text:reference-ref text:reference-format="text" text:ref-name="Editie">desktop</text:reference-ref></text:span></text:p>
      <text:p text:style-name="P2"><text:span text:style-name="Citation"><text:span text:style-name="T20"/></text:span></text:p>
      <text:p text:style-name="P4"><text:span text:style-name="T3">Kijk op </text:span><text:a xlink:type="simple" xlink:href="http://karelzimmer.nl/" text:style-name="Internet_20_link" text:visited-style-name="Visited_20_Internet_20_Link"><text:span text:style-name="Internet_20_link"><text:span text:style-name="T66">karelzimmer.nl</text:span></text:span></text:a><text:span text:style-name="T3"> </text:span><text:span text:style-name="T5">voor</text:span><text:span text:style-name="T4"> </text:span><text:span text:style-name="T76">deze en andere </text:span><text:span text:style-name="T6">checklists, scripts, en overige bestanden.</text:span></text:p>
      <text:p text:style-name="P15"/>
      <text:p text:style-name="P11"><text:span text:style-name="T7">D</text:span><text:span text:style-name="T6">it is een invulbare PD</text:span><text:span text:style-name="T8">F</text:span><text:span text:style-name="T6"> met keuzevakken; </text:span><text:span text:style-name="T10">a</text:span><text:span text:style-name="T6">fdrukken is niet noodzakelijk.</text:span></text:p>
      <text:p text:style-name="P2"/>
      <text:p text:style-name="P7"><text:span text:style-name="Strong_20_Emphasis"><text:span text:style-name="T24"/></text:span></text:p>
      <text:p text:style-name="P7"><text:span text:style-name="Definition"><text:span text:style-name="T71">g</text:span></text:span><text:span text:style-name="Definition"><text:span text:style-name="T69">ebruiker</text:span></text:span><text:span text:style-name="T24"><text:tab/><text:tab/><text:tab/><text:tab/></text:span><text:span text:style-name="User_20_Entry"><text:span text:style-name="T57">Evi</text:span></text:span><text:span text:style-name="User_20_Entry"><text:span text:style-name="T58"> Zimmer</text:span></text:span></text:p>
      <text:p text:style-name="P8"><text:span text:style-name="Definition"><text:span text:style-name="T71">g</text:span></text:span><text:span text:style-name="Definition"><text:span text:style-name="T69">ebruikersnaam<text:tab/></text:span></text:span><text:span text:style-name="User_20_Entry"><text:span text:style-name="T58">evi</text:span></text:span></text:p>
      <text:p text:style-name="P10"><text:span text:style-name="Definition"><text:span text:style-name="T71">c</text:span></text:span><text:span text:style-name="Definition"><text:span text:style-name="T69">omputernaam</text:span></text:span><text:span text:style-name="Definition"><text:span text:style-name="T70"><text:tab/></text:span></text:span><text:span text:style-name="T24"><text:tab/></text:span><text:span text:style-name="User_20_Entry"><text:span text:style-name="T57"><text:reference-ref text:reference-format="text" text:ref-name="Computernaam">PC03</text:reference-ref></text:span></text:span></text:p>
      <text:p text:style-name="P9"><text:span text:style-name="Definition"><text:span text:style-name="T71">o</text:span></text:span><text:span text:style-name="Definition"><text:span text:style-name="T72">pstartmenu</text:span></text:span><text:span text:style-name="T24"><text:tab/><text:tab/><text:tab/></text:span><text:span text:style-name="T32">(</text:span><text:span text:style-name="User_20_Entry"><text:span text:style-name="T54">Esc &gt;</text:span></text:span><text:span text:style-name="User_20_Entry"><text:span text:style-name="T55">) </text:span></text:span><text:span text:style-name="User_20_Entry"><text:span text:style-name="T54">F9</text:span></text:span></text:p>
      <text:p text:style-name="P9"><text:span text:style-name="Definition"><text:span text:style-name="T71">i</text:span></text:span><text:span text:style-name="Definition"><text:span text:style-name="T72">nstellingen</text:span></text:span><text:span text:style-name="T24"><text:tab/><text:tab/><text:tab/></text:span><text:span text:style-name="User_20_Entry"><text:span text:style-name="T32">(</text:span></text:span><text:span text:style-name="User_20_Entry"><text:span text:style-name="T56">Esc </text:span></text:span><text:span text:style-name="User_20_Entry"><text:span text:style-name="T54">&gt;</text:span></text:span><text:span text:style-name="User_20_Entry"><text:span text:style-name="T55">)</text:span></text:span><text:span text:style-name="User_20_Entry"><text:span text:style-name="T54"> F10</text:span></text:span></text:p>
      <text:p text:style-name="P6"><text:span text:style-name="Definition"><text:span text:style-name="T73"/></text:span></text:p>
      <text:p text:style-name="P5"/>
      <text:list xml:id="list1820439227" text:style-name="L1">
        <text:list-item>
          <text:p text:style-name="P29"><text:span text:style-name="T68">Installatie voorbereiden </text:span><text:span text:style-name="T74">(naast </text:span><text:span text:style-name="T75">Checklist installatie </text:span><text:span text:style-name="T46"><text:reference-ref text:reference-format="text" text:ref-name="Distributie">Ubuntu</text:reference-ref></text:span><text:span text:style-name="T46"><text:s/></text:span><text:span text:style-name="T47"><text:reference-ref text:reference-format="text" text:ref-name="Versie">17.10</text:reference-ref></text:span><text:span text:style-name="T46"><text:s/></text:span><text:span text:style-name="T46"><text:reference-ref text:reference-format="text" text:ref-name="Editie">desktop</text:reference-ref></text:span><text:span text:style-name="T74">)</text:span></text:p>
          <text:p text:style-name="P19"/>
          <text:list>
            <text:list-item>
              <text:p text:style-name="P23"><draw:control text:anchor-type="as-char" draw:z-index="0" draw:style-name="gr1" draw:text-style-name="P32" svg:width="0.35cm" svg:height="0.35cm" draw:control="control1"/><text:tab/></text:p>
            </text:list-item>
          </text:list>
          <text:p text:style-name="P21"/>
          <text:p text:style-name="P21"/>
        </text:list-item>
        <text:list-item>
          <text:p text:style-name="P25"><text:span text:style-name="T45">Installatie uitvoeren</text:span><text:span text:style-name="T44"> </text:span><text:span text:style-name="Emphasis"><text:span text:style-name="T48">(naast </text:span></text:span><text:span text:style-name="Emphasis"><text:span text:style-name="T53">Checklist installatie </text:span></text:span><text:span text:style-name="Emphasis"><text:span text:style-name="T46"><text:reference-ref text:reference-format="text" text:ref-name="Distributie">Ubuntu</text:reference-ref></text:span></text:span><text:span text:style-name="Emphasis"><text:span text:style-name="T46"><text:s/></text:span></text:span><text:span text:style-name="Emphasis"><text:span text:style-name="T47"><text:reference-ref text:reference-format="text" text:ref-name="Versie">17.10</text:reference-ref></text:span></text:span><text:span text:style-name="Emphasis"><text:span text:style-name="T46"><text:s/></text:span></text:span><text:span text:style-name="Emphasis"><text:span text:style-name="T46"><text:reference-ref text:reference-format="text" text:ref-name="Editie">desktop</text:reference-ref></text:span></text:span><text:span text:style-name="Emphasis"><text:span text:style-name="T48">)</text:span></text:span></text:p>
          <text:p text:style-name="P19"/>
          <text:list>
            <text:list-item>
              <text:p text:style-name="P27"><text:span text:style-name="T3"><draw:control text:anchor-type="as-char" draw:z-index="1" draw:style-name="gr1" draw:text-style-name="P32" svg:width="0.35cm" svg:height="0.35cm" draw:control="control2"/></text:span><text:span text:style-name="T3"><text:tab/></text:span><text:span text:style-name="T9">Start de computer op vanaf</text:span><text:span text:style-name="T35"> </text:span><text:span text:style-name="T36">een </text:span><text:span text:style-name="T36"><text:reference-ref text:reference-format="text" text:ref-name="Distributie">Ubuntu</text:reference-ref></text:span><text:span text:style-name="T35"><text:s/></text:span><text:span text:style-name="T35"><text:reference-ref text:reference-format="text" text:ref-name="Versie">17.10</text:reference-ref></text:span><text:span text:style-name="T35"><text:s/></text:span><text:span text:style-name="T35"><text:reference-ref text:reference-format="text" text:ref-name="Editie">desktop</text:reference-ref></text:span><text:span text:style-name="T35"><text:s/></text:span><text:reference-mark-start text:name="Bitbreedte"/><text:span text:style-name="Strong_20_Emphasis"><text:span text:style-name="T38">64</text:span></text:span><text:span text:style-name="Strong_20_Emphasis"><text:span text:style-name="T37">-bit</text:span></text:span><text:reference-mark-end text:name="Bitbreedte"/><text:span text:style-name="T35"> </text:span><text:span text:style-name="Strong_20_Emphasis"><text:span text:style-name="T11">USB-stick</text:span></text:span><text:span text:style-name="T35">.<text:line-break/></text:span></text:p>
            </text:list-item>
            <text:list-item>
              <text:p text:style-name="P27"><text:span text:style-name="Strong_20_Emphasis"><text:span text:style-name="T12"><draw:control text:anchor-type="as-char" draw:z-index="3" draw:style-name="gr1" draw:text-style-name="P32" svg:width="0.35cm" svg:height="0.35cm" draw:control="control4"/></text:span></text:span><text:span text:style-name="Strong_20_Emphasis"><text:span text:style-name="T12"><text:tab/></text:span></text:span><text:span text:style-name="Strong_20_Emphasis"><text:span text:style-name="T13">Op het scherm </text:span></text:span><text:span text:style-name="Strong_20_Emphasis"><text:span text:style-name="T21">Wie bent u?</text:span></text:span><text:span text:style-name="Strong_20_Emphasis"><text:span text:style-name="T13"> </text:span></text:span><text:span text:style-name="Strong_20_Emphasis"><text:span text:style-name="T14">vink </text:span></text:span><text:span text:style-name="Strong_20_Emphasis"><text:span text:style-name="T15">aan</text:span></text:span><text:span text:style-name="Strong_20_Emphasis"><text:span text:style-name="T16"> </text:span></text:span><text:span text:style-name="Strong_20_Emphasis"><text:span text:style-name="T22">Versleutel mijn persoonlijke map</text:span></text:span><text:span text:style-name="Strong_20_Emphasis"><text:span text:style-name="T16">.</text:span></text:span></text:p>
              <text:p text:style-name="P20"/>
              <text:p text:style-name="P20"/>
            </text:list-item>
          </text:list>
        </text:list-item>
        <text:list-item>
          <text:p text:style-name="P26"><text:span text:style-name="T40">Installatie afronden</text:span><text:span text:style-name="T39"> (naast </text:span><text:span text:style-name="T41">Checklist installatie </text:span><text:span text:style-name="T42"><text:reference-ref text:reference-format="text" text:ref-name="Distributie">Ubuntu</text:reference-ref></text:span><text:span text:style-name="T42"><text:s/></text:span><text:span text:style-name="T43"><text:reference-ref text:reference-format="text" text:ref-name="Versie">17.10</text:reference-ref></text:span><text:span text:style-name="T42"><text:s/></text:span><text:span text:style-name="T42"><text:reference-ref text:reference-format="text" text:ref-name="Editie">desktop</text:reference-ref></text:span><text:span text:style-name="T39">)</text:span></text:p>
          <text:p text:style-name="P24"><text:span text:style-name="Emphasis"><text:span text:style-name="T65"/></text:span></text:p>
          <text:list>
            <text:list-item>
              <text:p text:style-name="P30"><text:span text:style-name="T18"><draw:control text:anchor-type="as-char" draw:z-index="2" draw:style-name="gr1" draw:text-style-name="P32" svg:width="0.35cm" svg:height="0.35cm" draw:control="control3"/></text:span><text:span text:style-name="T18"><text:tab/></text:span></text:p>
            </text:list-item>
          </text:list>
        </text:list-item>
      </text:list>
      <text:p text:style-name="P12"/>
      <text:list xml:id="list130605961925749" text:continue-numbering="true" text:style-name="L1">
        <text:list-header>
          <text:p text:style-name="P22"/>
          <text:p text:style-name="P28"><text:span text:style-name="T59">De installatie van </text:span><text:span text:style-name="T59"><text:reference-ref text:reference-format="text" text:ref-name="Distributie">Ubuntu</text:reference-ref></text:span><text:span text:style-name="T59"><text:s/></text:span><text:span text:style-name="T60"><text:reference-ref text:reference-format="text" text:ref-name="Versie">17.10</text:reference-ref></text:span><text:span text:style-name="T59"><text:s/></text:span><text:span text:style-name="T59"><text:reference-ref text:reference-format="text" text:ref-name="Editie">desktop</text:reference-ref></text:span><text:span text:style-name="T59"><text:s/></text:span><text:span text:style-name="T61">op </text:span><text:span text:style-name="T61"><text:reference-ref text:reference-format="text" text:ref-name="Computernaam">PC03</text:reference-ref></text:span><text:span text:style-name="T61"><text:s/></text:span><text:span text:style-name="T59">is voltooid.</text:span></text:p>
          <text:p text:style-name="P31"/>
          <text:p text:style-name="P31">Einde c<text:span text:style-name="T23">hecklist.</text:span></text:p>
        </text:list-header>
      </text:list>
      <text:p text:style-name="P14"/>
      <text:p text:style-name="P13"><text:span text:style-name="T62">Deze c</text:span><text:span text:style-name="T63">hecklist is g</text:span><text:span text:style-name="T19">emaakt door Karel Zimmer</text:span><text:span text:style-name="Strong_20_Emphasis"><text:span text:style-name="T17"> </text:span></text:span><text:span text:style-name="T19">(</text:span><text:a xlink:type="simple" xlink:href="http://karelzimmer.nl/" text:style-name="Internet_20_link" text:visited-style-name="Visited_20_Internet_20_Link"><text:span text:style-name="Internet_20_link"><text:span text:style-name="T67">karelzimmer.nl</text:span></text:span></text:a><text:span text:style-name="T19">, </text:span><text:a xlink:type="simple" xlink:href="mailto:info@karelzimmer.nl" text:style-name="Internet_20_link" text:visited-style-name="Visited_20_Internet_20_Link"><text:span text:style-name="T64">info@karelzimmer.nl</text:span></text:a><text:span text:style-name="T19">).</text:span><text:span text:style-name="Strong_20_Emphasis"><text:span text:style-name="T17"><text:note text:id="ftn1" text:note-class="footnote"><text:note-citation text:label="©">©</text:note-citation><text:note-body><text:p text:style-name="P16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1" svg:font-family="'Courier New'" style:font-family-generic="modern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background-color="transparent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074d84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7.10 desktop PC03</text:file-name><text:tab/><text:date style:data-style-name="N36" text:date-value="2017-11-11T13:06:04.858468878">11-11-2017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subject>Installatie PC software</dc:subject>
    <meta:initial-creator>Karel Zimmer</meta:initial-creator>
    <meta:creation-date>1995-11-21T17:41:00</meta:creation-date>
    <dc:date>2017-11-11T13:06:04.816338049</dc:date>
    <meta:print-date>2009-05-14T16:31:03</meta:print-date>
    <meta:keyword>Installatie</meta:keyword>
    <meta:keyword>Checklist</meta:keyword>
    <meta:keyword>Linux</meta:keyword>
    <meta:editing-cycles>1891</meta:editing-cycles>
    <meta:editing-duration>P4DT13H49M39S</meta:editing-duration>
    <dc:creator>Karel Zimmer</dc:creator>
    <meta:document-statistic meta:table-count="0" meta:image-count="0" meta:object-count="0" meta:page-count="1" meta:paragraph-count="22" meta:word-count="154" meta:character-count="1112" meta:non-whitespace-character-count="968"/>
    <meta:user-defined meta:name="Info 1"/>
    <meta:user-defined meta:name="Info 2"/>
    <meta:user-defined meta:name="Info 3"/>
    <meta:user-defined meta:name="Info 4"/>
  </office:meta>
</office:document-meta>
</file>